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>
      <style:graphic-properties draw:auto-grow-height="true" fo:min-height="12.18cm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ff3333"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font-family="'Ubuntu Mono'" style:font-pitch="fixed"/>
    </style:style>
    <style:style style:name="T17" style:family="text">
      <style:text-properties fo:color="#ff3333" fo:font-family="'Andale Mono'" style:font-pitch="fixed" fo:font-size="24pt" style:font-size-asian="24pt" style:font-size-complex="24pt"/>
    </style:style>
    <style:style style:name="T18" style:family="text">
      <style:text-properties fo:font-family="'Ubuntu Mono'" style:font-pitch="fixed"/>
    </style:style>
    <style:style style:name="T19" style:family="text">
      <style:text-properties fo:color="#ff3333" fo:font-family="'Ubuntu Mono'" style:font-pitch="fixed" fo:font-size="28pt" style:font-size-asian="28pt" style:font-size-complex="28pt"/>
    </style:style>
    <style:style style:name="T20" style:family="text">
      <style:text-properties fo:color="#ff3333" fo:font-family="'Ubuntu Mono'" style:font-pitch="fixed" fo:font-size="28pt" style:font-size-asian="28pt" style:font-size-complex="28pt"/>
    </style:style>
    <style:style style:name="T21" style:family="text">
      <style:text-properties style:use-window-font-color="true" fo:font-family="'Ubuntu Mono'" style:font-pitch="fixed"/>
    </style:style>
    <style:style style:name="T22" style:family="text">
      <style:text-properties fo:color="#ff3333" fo:font-family="'Ubuntu Mono'" style:font-pitch="fixed"/>
    </style:style>
    <style:style style:name="T23" style:family="text">
      <style:text-properties fo:color="#ff3333" fo:font-family="'Ubuntu Mono'" style:font-pitch="fixed" fo:font-size="24pt" style:font-size-asian="24pt" style:font-size-complex="24pt"/>
    </style:style>
    <style:style style:name="T24" style:family="text">
      <style:text-properties style:use-window-font-color="true" fo:font-family="'Ubuntu Mono'" style:font-pitch="fixed" fo:font-size="24pt" style:font-size-asian="24pt" style:font-size-complex="24pt"/>
    </style:style>
    <style:style style:name="T25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6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7" style:family="text">
      <style:text-properties fo:font-family="'Andale Mono'" style:font-pitch="fixed" fo:font-size="24pt" style:font-size-asian="24pt" style:font-size-complex="24pt"/>
    </style:style>
    <style:style style:name="T28" style:family="text">
      <style:text-properties fo:font-family="'Ubuntu Mono'" style:font-pitch="fixed" fo:font-size="28pt" style:font-size-asian="28pt" style:font-size-complex="28pt"/>
    </style:style>
    <style:style style:name="T29" style:family="text">
      <style:text-properties fo:color="#ff3333" fo:font-style="italic" style:font-style-asian="italic" style:font-style-complex="italic"/>
    </style:style>
    <style:style style:name="T30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6.104cm" svg:x="1.4cm" svg:y="4cm" presentation:class="outline" presentation:user-transformed="true">
          <draw:text-box>
            <text:list text:style-name="L2">
              <text:list-item>
                <text:p>So we'll know when our RADIUS server is working</text:p>
              </text:list-item>
              <text:list-item>
                <text:p>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XX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  <text:list text:style-name="L2">
              <text:list-item>
                <text:p>Then restart Nagio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5.958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<text:span text:style-name="T12">sudo pkg install freeradius3</text:span></text:p>
                  </text:list-item>
                </text:list>
              </text:list-item>
              <text:list-item>
                <text:p>Or, if you want to install from ports (<text:span text:style-name="T13">not now</text:span>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Edit <text:span text:style-name="T4">/etc/rc.conf</text:span> (with <text:span text:style-name="T4">sudo</text:span>):</text:p>
                <text:list>
                  <text:list-item>
                    <text:p>Add this line:<text:span text:style-name="T7"> radiusd_enable="YES"</text:span></text:p>
                  </text:list-item>
                </text:list>
              </text:list-item>
              <text:list-item>
                <text:p>Start FreeRADIUS server:</text:p>
                <text:list>
                  <text:list-item>
                    <text:p><text:span text:style-name="T7">sudo /usr/local/etc/rc.d/radiusd 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4">sudo /usr/local/etc/rc.d/radiusd status</text:span></text:p>
                  </text:list-item>
                  <text:list-item>
                    <text:p><text:span text:style-name="T15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4">sudo /usr/local/sbin/radiusd -X</text:span></text:p>
                  </text:list-item>
                  <text:list-item>
                    <text:p><text:span text:style-name="T15">…</text:span></text:p>
                  </text:list-item>
                  <text:list-item>
                    <text:p><text:span text:style-name="T15">Refusing to start with libssl version OpenSSL 1.0.1e-freebsd …</text:span></text:p>
                  </text:list-item>
                  <text:list-item>
                    <text:p><text:span text:style-name="T15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6.079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4">sudo freebsd-update fetch install</text:span></text:p>
                  </text:list-item>
                  <text:list-item>
                    <text:p>Press <text:span text:style-name="T14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<text:span text:style-name="T4">/usr/local/etc/raddb/radiusd.conf</text:span> (with sudo)</text:p>
                  </text:list-item>
                  <text:list-item>
                    <text:p>Find this line:<text:span text:style-name="T16"> allow_vulnerable_openssl = no</text:span></text:p>
                  </text:list-item>
                  <text:list-item>
                    <text:p>Change the value<text:span text:style-name="T14"> no </text:span>to<text:span text:style-name="T14">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4">sudo /usr/local/etc/rc.d/radiusd start</text:span></text:p>
                  </text:list-item>
                  <text:list-item>
                    <text:p><text:span text:style-name="T14">sudo /usr/local/etc/rc.d/radiusd status</text:span></text:p>
                  </text:list-item>
                  <text:list-item>
                    <text:p><text:span text:style-name="T15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7">sudo /usr/local/etc/rc.d/radiusd stop</text:span></text:p>
                  </text:list-item>
                  <text:list-item>
                    <text:p><text:span text:style-name="T17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51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4">sudo ls /usr/local/etc/raddb/mods-enabled</text:span></text:p>
                  </text:list-item>
                </text:list>
              </text:list-item>
              <text:list-item>
                <text:p>See that <text:span text:style-name="T15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4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5"># pam </text:span>and remove the<text:span text:style-name="T15"> #</text:span></text:p>
                  </text:list-item>
                  <text:list-item>
                    <text:p>Find the line that says: <text:span text:style-name="T15"># unix </text:span>and remove the<text:span text:style-name="T15"> #</text:span></text:p>
                    <text:list>
                      <text:list-item>
                        <text:p>Not the one that just says “<text:span text:style-name="T18">unix</text:span>” without the hash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Press Ctrl+C to stop the <text:span text:style-name="T19">radiusd</text:span> in debug mode</text:p>
                  </text:list-item>
                  <text:list-item>
                    <text:p>Start it again with: <text:span text:style-name="T20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4">radtest afnog afnog localhost 0 testing123</text:span></text:p>
                  </text:list-item>
                  <text:list-item>
                    <text:p><text:span text:style-name="T15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20"/></text:p>
                  </text:list-item>
                </text:list>
              </text:list-item>
              <text:list-item>
                <text:p>Why not? It's running this command:</text:p>
                <text:list>
                  <text:list-item>
                    <text:p><text:span text:style-name="T21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9">/usr/local/libexec/nagios</text:span><text:span text:style-name="T20">/check_radius_adv -r pcXX.sse.ws.afnog.org -u afnog -p afnog -s testing123</text:span></text:p>
                  </text:list-item>
                  <text:list-item>
                    <text:p><text:span text:style-name="T15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you weren't already running FreeRADIUS in debug mode:</text:p>
                <text:list>
                  <text:list-item>
                    <text:p><text:span text:style-name="T12">sudo /usr/local/etc/rc.d/radiusd stop</text:span></text:p>
                  </text:list-item>
                  <text:list-item>
                    <text:p><text:span text:style-name="T12">sudo radiusd -X</text:span></text:p>
                  </text:list-item>
                  <text:list-item>
                    <text:p>Run the same<text:span text:style-name="T19"> check_radius_adv </text:span>command again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9">Ignoring request to auth address * port 1812 as server default from unknown client 196.200.219.1xx port 48550 proto udp</text:span></text:p>
                  </text:list-item>
                </text:list>
              </text:list-item>
              <text:list-item>
                <text:p>Server ignored request from unknown clien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21" draw:layer="layout" svg:width="25.199cm" svg:height="12.18cm" svg:x="1.4cm" svg:y="4cm" presentation:class="outline">
          <draw:text-box>
            <text:list text:style-name="L2">
              <text:list-item>
                <text:p>Edit <text:span text:style-name="T4">/usr/local/etc/raddb/clients.conf</text:span><text:span text:style-name="T10"> (with sudo):</text:span>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4">client localnet {</text:span></text:p>
                  </text:list-item>
                  <text:list-item>
                    <text:p text:style-name="P12"><text:span text:style-name="T14"><text:s text:c="8"/></text:span><text:span text:style-name="T14">ipaddr = 196.200.208.0</text:span></text:p>
                  </text:list-item>
                  <text:list-item>
                    <text:p text:style-name="P12"><text:span text:style-name="T14"><text:s text:c="8"/></text:span><text:span text:style-name="T14">netmask = 20</text:span></text:p>
                  </text:list-item>
                  <text:list-item>
                    <text:p text:style-name="P12"><text:span text:style-name="T14"><text:s text:c="8"/></text:span><text:span text:style-name="T14">secret = afnog</text:span></text:p>
                  </text:list-item>
                  <text:list-item>
                    <text:p text:style-name="P12"><text:span text:style-name="T14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4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draw:name="Text Placeholder 2" presentation:style-name="pr22" draw:text-style-name="P10" draw:layer="layout" svg:width="25.199cm" svg:height="16.512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4">~/</text:span><text:span text:style-name="T22">check_radius/</text:span><text:span text:style-name="T14">check_radius_adv -r pcXX.sse.ws.afnog.org -u afnog -p afnog -s afnog</text:span></text:p>
                  </text:list-item>
                  <text:list-item>
                    <text:p><text:span text:style-name="T15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4">~/check_radius/check_radius_adv -r localhost -u afnog -p afnog -s testing123</text:span></text:p>
                  </text:list-item>
                  <text:list-item>
                    <text:p><text:span text:style-name="T21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3">sudo pkg install base64</text:span></text:p>
                  </text:list-item>
                  <text:list-item>
                    <text:p><text:span text:style-name="T23">dd if=/dev/random bs=16 count=1 | base64</text:span></text:p>
                  </text:list-item>
                  <text:list-item>
                    <text:p><text:span text:style-name="T24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5"> </text:span><text:span text:style-name="T26">client localhost</text:span></text:p>
                  </text:list-item>
                  <text:list-item>
                    <text:p>Find the line<text:span text:style-name="T27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2">~/check_radius/check_radius_adv -r localhost -u afnog -p afnog -s </text:span><text:span text:style-name="T4">&lt;your new secret&gt;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  <text:list>
                  <text:list-item>
                    <text:p>Nothing</text:p>
                  </text:list-item>
                  <text:list-item>
                    <text:p>We changed the secret for <text:span text:style-name="T16">localhost</text:span>, not <text:span text:style-name="T16">localnet</text:span></text:p>
                  </text:list-item>
                  <text:list-item>
                    <text:p>Nagios is contacting the server using its hostname, <text:span text:style-name="T4">pcXX.sse.ws.afnog.org</text:span></text:p>
                  </text:list-item>
                  <text:list-item>
                    <text:p>Uses the <text:span text:style-name="T16">localnet</text:span> client definition, whose secret didn't change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13">at the beginning</text:span> of the file:</text:p>
                  </text:list-item>
                  <text:list-item>
                    <text:p><text:span text:style-name="T17">john <text:s text:c="3"/>Cleartext-Password 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7"> authorize {…} </text:span>section</text:p>
                  </text:list-item>
                  <text:list-item>
                    <text:p>Find the<text:span text:style-name="T17"> users </text:span>line in that section</text:p>
                  </text:list-item>
                  <text:list-item>
                    <text:p>Move that line above the<text:span text:style-name="T17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7">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8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20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4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4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10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20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20">auth 127.0.0.1 </text:span><text:span text:style-name="T29">&lt;your long secret&gt;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8">Invalid user john from ...</text:span></text:p>
                  </text:list-item>
                  <text:list-item>
                    <text:p>Create the user by running:<text:span text:style-name="T28"> </text:span><text:span text:style-name="T20">sudo pw useradd john</text:span></text:p>
                  </text:list-item>
                  <text:list-item>
                    <text:p>Try<text:span text:style-name="T14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5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30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4:30:16</dc:date>
    <meta:editing-cycles>651</meta:editing-cycles>
    <meta:editing-duration>P11DT6H16M16S</meta:editing-duration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